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84e" officeooo:paragraph-rsid="0016e84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cking not empty Cart </text:span></text:p>
      <text:p text:style-name="P1"><text:line-break/><text:span text:style-name="T1">Steps:</text:span></text:p>
      <text:p text:style-name="P1">1. Go to “Sklep” tab<text:line-break/>2. Add sth to cart<text:line-break/>3. Go to “Koszyk” tab</text:p>
      <text:p text:style-name="P1">4. Verify the added item is visible on the page</text:p>
      <text:p text:style-name="P1">5. Verify these names are visible in the form: Produkt, Cena, Ilosc, Kwota <text:line-break/>6. Verify the chip X icon is visible next to the item selected<text:line-break/>7. Verify Podsumowanie Koszyka is presented<text:line-break/><text:line-break/><text:span text:style-name="T1">Expected result: </text:span>Item that was added is visible in the Cat tab. X chip is present. Names like Produkt, Ilosc, Cena, Kwota are shown. Podsumowanie koszyka is presented</text:p>
      <text:p text:style-name="P1"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9:10:19.863683797</meta:creation-date>
    <dc:date>2025-01-16T09:17:22.283450155</dc:date>
    <meta:editing-duration>PT7M3S</meta:editing-duration>
    <meta:editing-cycles>1</meta:editing-cycles>
    <meta:document-statistic meta:table-count="0" meta:image-count="0" meta:object-count="0" meta:page-count="1" meta:paragraph-count="6" meta:word-count="90" meta:character-count="492" meta:non-whitespace-character-count="400"/>
    <meta:generator>LibreOffice/7.3.7.2$Linux_X86_64 LibreOffice_project/30$Build-2</meta:generator>
  </office:meta>
</office:document-meta>
</file>